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6ed9" officeooo:paragraph-rsid="00176ed9"/>
    </style:style>
    <style:style style:name="P2" style:family="paragraph" style:parent-style-name="Standard">
      <style:paragraph-properties fo:text-align="center" style:justify-single-word="false"/>
      <style:text-properties officeooo:rsid="0019fd4d" officeooo:paragraph-rsid="0019fd4d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03132" style:font-name="times new roman" fo:font-size="27pt" fo:letter-spacing="0.1043in" fo:font-style="normal" fo:font-weight="bold" officeooo:rsid="0019fd4d" officeooo:paragraph-rsid="0019fd4d"/>
    </style:style>
    <style:style style:name="P4" style:family="paragraph" style:parent-style-name="Standard">
      <style:paragraph-properties fo:text-align="center" style:justify-single-word="false"/>
      <style:text-properties style:font-name="Nimbus Sans" officeooo:rsid="0019fd4d" officeooo:paragraph-rsid="0019fd4d"/>
    </style:style>
    <style:style style:name="T1" style:family="text">
      <style:text-properties style:font-name="Nimbus Sans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ACT</text:p>
      <text:p text:style-name="P1">____</text:p>
      <text:p text:style-name="P1"/>
      <text:p text:style-name="P2"/>
      <text:p text:style-name="P2">CONTACT ME: </text:p>
      <text:p text:style-name="P1"/>
      <text:p text:style-name="P2"><text:span text:style-name="T2">EMAIL</text:span>: <text:a xlink:type="simple" xlink:href="mailto:TGCTECHNOLOGY@gmail.com" text:style-name="Internet_20_link" text:visited-style-name="Visited_20_Internet_20_Link"><text:span text:style-name="T1">TGCTECHNOLOGY@gmail.com</text:span></text:a></text:p>
      <text:p text:style-name="P4"/>
      <text:p text:style-name="P4">PHONE: 203-802-7342</text:p>
      <text:p text:style-name="P4"/>
      <text:p text:style-name="P4"/>
      <text:p text:style-name="P4">FIND ME ONLINE: </text:p>
      <text:p text:style-name="P4"/>
      <text:p text:style-name="P4">GITHUB: <text:a xlink:type="simple" xlink:href="https://github.com/TGC-TECH" text:style-name="Internet_20_link" text:visited-style-name="Visited_20_Internet_20_Link">TGC-TECH</text:a></text:p>
      <text:p text:style-name="P4"/>
      <text:p text:style-name="P4">THINGIVERSE: <text:a xlink:type="simple" xlink:href="https://www.thingiverse.com/TGC_TECH/designs" text:style-name="Internet_20_link" text:visited-style-name="Visited_20_Internet_20_Link">TGC-TECH</text:a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7:28:13.791371438</meta:creation-date>
    <dc:date>2018-03-23T09:24:56.083216232</dc:date>
    <meta:editing-duration>PT28M</meta:editing-duration>
    <meta:editing-cycles>4</meta:editing-cycles>
    <meta:generator>LibreOffice/5.3.5.2$Linux_X86_64 LibreOffice_project/30m0$Build-2</meta:generator>
    <meta:document-statistic meta:table-count="0" meta:image-count="0" meta:object-count="0" meta:page-count="1" meta:paragraph-count="8" meta:word-count="15" meta:character-count="125" meta:non-whitespace-character-count="116"/>
  </office:meta>
</office:document-meta>
</file>